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9">09.04.2017</text:date>, <text:time>17:47:2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9T17:47:27.42</dc:date>
    <meta:editing-duration>P134DT4H31M31S</meta:editing-duration>
    <meta:editing-cycles>330</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id(x As Variant)
	id = x
End Function
' K I = \b x.b) (\y.y) = \x.\y.y = \x y.y

Function fstArg(x As Variant, y As Variant)
	fstArg = x
End Function

Function sndArg(x As Variant, y As Variant)
	sndArg = y
End Function

Function swap(fn As Variant, x As Variant, y As Variant)
	swap = apply(fn, y, x)
End Function

Function concat(a As String, b As String) As String
	concat = a &amp; b
End Function

Function add(a As Long, b As Long) As Long
	add = a + b
End Function

Function mul(a As Long, b As Long) As Long
	mul = a *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_concat()
	test_typeOf()
	test_isString()
	test_toString()
	test_id()
	test_fstArg()
	test_sndArg()
	test_add()
	test_mul()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End Function

Function test_id()
	assertEqual(arityF("id"), 1).x

	assertEqual(id(Empty), Empty).x
	assertEqual(id(Nothing), Nothing).x
	
	assertEqual(id(0), 0).x
	assertEqual(id(1), 1).x
	assertEqual(id(-2), -2).x
	assertEqual(id("a"), "a").x
	assertEqual(id("b"), "b").x
End Function

Function test_fstArg()
	assertEqual(arityF("fstArg"), 2).x

	assertEqual(fstArg(1, 2), 1).x
	assertEqual(fstArg(2, 1), 2).x
	assertEqual(fstArg("a", "b"), "a").x
	assertEqual(fstArg("b", "a"), "b").x
End Function

Function test_sndArg()
	assertEqual(arityF("sndArg"), 2).x

	assertEqual(sndArg(1, 2), 2).x
	assertEqual(sndArg(2, 1), 1).x
	assertEqual(sndArg("a", "b"), "b").x
	assertEqual(sndArg("b", "a"), "a").x
End Function

Function test_add()
	assertEqual(add( 0,  0),  0).x
	assertEqual(add( 0,  1),  1).x
	assertEqual(add( 1,  1),  2).x
	assertEqual(add( 1,  1),  2).x
	assertEqual(add( 1, -1),  0).x
	assertEqual(add(-1, -1), -2).x
	assertEqual(add( 2,  2),  4).x
	
	assertEqual(add(42, 4711), 		42 + 4711).x
	assertEqual(add(65535, 65535), 	CLng(65535 * 2)).x	' not limited to 16 bit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id",				True, 1), _
			List("fstArg",			True, 2), _
			List("sndArg",			True, 2), _
			List("swap",			True, 3), _
			List("add",				True, 2), _
			List("mul",				True, 2),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foldl",			True, 3), _
			List("foldr",			True, 3), _
			List("foldl1",			True, 2), _
			List("foldr1",			True, 2),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id":				result = id(			a(0)				)
		Case "fstArg":			result = fstArg(		a(0), a(1)			)
		Case "sndArg":			result = sndArg(		a(0), a(1)			)
		Case "swap":			result = swap(			a(0), a(1), a(2)	)
		Case "add":				result = add(			a(0), a(1)			)
		Case "mul":				result = mul(			a(0), a(1)			)
		Case "equ":				result = equ(			a(0), a(1)			)
		Case "concat":			result = concat(		a(0), a(1)			)
		Case "asc":				result = asc(			a(0)				)
		Case "chr":				result = chr(			a(0)				)
		Case "readHex":			result = readHex(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oldl":			result = foldl(			a(0), a(1), a(2)	)
		Case "foldr":			result = foldr(			a(0), a(1), a(2)	)
		Case "foldl1":			result = foldl1(		a(0), a(1)			)
		Case "foldr1":			result = foldr1(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i As Integer
	Dim xs As Object
	xs = List("x", "y")
	assertEqual(toString(blaha(xs)), "[]").x
	'assertEqual(toString(xs), "['x', 'y']").x
	assertEqual(lookupFn("non-existent"), Empty).x
	
	Dim fId As Variant
	fId = lookupFn("id")
	assertEqual(arity(fId), 1).x
	assertEqual(apply(fId, 0), id(0)).x

	Dim fCar As Variant
	fCar = lookupFn("car")
	assertEqual(isPartialApp(fCar), False).x
	assertEqual(isBuiltinFn(fCar), True).x
	assertEqual(isNil(partialArgs(fCar)), True).x
	assertEqual(arity(fCar), 1).x
	
	assertEqual( apply1(fCar, List(9)), 9 ).x
	assertEqual( apply1(fCar, List("a")), "a" ).x
		
	Dim fEqu As Variant
	fEqu = lookupFn("equ")
	assertEqual(isPartialApp(fEqu), False).x
	assertEqual(isBuiltinFn(fEqu), True).x
	assertEqual(isNil(partialArgs(fEqu)), True).x
	assertEqual(arity(fEqu), 2).x
	assertEqual(apply(fEqu, 1, 2), False).x
	assertEqual(apply(fEqu, 1, 1), True).x
	assertEqual(apply("equ", 1, 2), False).x
	assertEqual(apply("equ", 1, 1), True).x
	
	Dim eq5 As Variant
	eq5 = apply(fEqu, 5)
	assertEqual(isPartialApp(eq5), True).x
	assertEqual(isBuiltinFn(eq5), False).x
	assertEqual(isNil(partialArgs(eq5)), False).x
	assertEqual(arity(eq5), 1).x
	
	Dim eq5_7 As Variant
	eq5_7 = apply1(eq5, 7)
	assertEqual(eq5_7, False).x

	Dim eq5_5 As Variant
	eq5_5 = apply1(eq5, 5)
	assertEqual(eq5_5, True).x

	Dim konst5 As Variant
	konst5 = apply1(lookupFn("fstArg"), 5)
	assertEqual(isPartialApp(konst5), True).x
	assertEqual(isBuiltinFn(konst5), False).x
	assertEqual(arity(konst5), 1).x
	assertEqual(apply1(konst5, 7), 5).x
		
	Dim sndArg5 As Variant
	sndArg5 = apply1(lookupFn("sndArg"), 5)
	assertEqual(isPartialApp(sndArg5), True).x
	assertEqual(isBuiltinFn(sndArg5), False).x
	assertEqual(arity(sndArg5), 1).x
	assertEqual(apply1(sndArg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Dim fAdd As Variant
	fAdd = lookupFn("add")
	assertEqual(arity(fAdd), 2).x
	assertEqual(apply(fAdd,  0,  0), 	add(0, 0)).x
	assertEqual(apply(fAdd,  0,  1), 	add(0, 1)).x
	assertEqual(apply(fAdd,  7, -5), 	add(7, -5)).x
	' partial application
	fAdd = apply(fAdd, 65535)
	assertEqual(apply(fAdd, 65535), add(65535, 65535)).x

	Dim fMul As Variant
	fMul = lookupFn("mul")
	assertEqual(arity(fMul), 2).x
	assertEqual(apply(fMul,  0,  0), 	mul(0, 0)).x
	assertEqual(apply(fMul,  0,  1), 	mul(0, 1)).x
	assertEqual(apply(fMul,  7, -5), 	mul(7, -5)).x
	' partial application
	fMul = apply(fMul, 65535)
	assertEqual(apply(fMul, 32767), mul(65535, 32767)).x

	Dim fReadhex As Variant
	fReadHex = lookup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Nothing)
	End If
	pFail = result
End Function

Function parseFailure()
	parseFailure = Empty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v)
End Function

' fails on empty string but succeeds on all others
' by returning the first character; and increasing pos by 1
Function pItem()
	Static result As New Parser
	If result.tp = "" Then
		result = mkParser("item", Nothing)
	End If
	pItem = result
End Function

' succeeds on strings with the given prefix t by returning t,
' and advancing pos by the length of t
Function pStr(t As String)
	If (Len(t) = 0) Then
		croak("pStr: cannot match 'exactly' the empty string t=''")
	Else
		pStr = mkParser("str", t)
	End If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	pZeroOrOne = mkParser("zeroOrOne", p)
'	Exit Function
	
	Dim swappedCons As Object, singletonList As Object
	Set swappedCons = apply("swap", lookupFn("cons"))
	Set singletonList = apply(swappedCons, nil)
	pZeroOrOne = pChoice( pSeq(Array(p), singletonList), pReturn(nil))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reverse")
End Function

' pSeq - make a sequence of parsers and finally process the results (list)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Dim fName As String
	If isString(f) Then
		fName = f
		f = lookupFn(fName)
		If isEmpty(f) Then
			croak("pSeq: unknown function " &amp; toString(fName))
		End If
	End If
	' TODO: pSeq: check if f is proper fn
	pSeq = mkParser("seq", Array(ps, f))
End Function

Function pBind(p As Parser, ByVal f As Variant)
	Dim fName As String
	If isString(f) Then
		fName = f
		f = lookupFn(fName)
		If isEmpty(f) Then
			croak("pBind: unknown function " &amp; toString(fName))
		End If
	End If
	' TODO: pBind: check if f is proper fn
	pBind = mkParser("bind", Array(p, 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Dim konst0 As Object
		Dim konst1 As Object
		Set konst0 = apply("fstArg", 0)
		Set konst1 = apply("fstArg", 1)
		result = pChoice(pBind(pStr("0"), konst0), pBind(pStr("1"), konst1))
	End If
	pBinDigit = result
End Function

Function pDecDigit()
	Static result As Parser	' an uninitialized instance of Parser at first
	If result.tp = "" Then
		result = pChoice(pBinDigit,	pStr("2"))
		result = pChoice(result,	pStr("3"))
		result = pChoice(result,	pStr("4"))
		result = pChoice(result,	pStr("5"))
		result = pChoice(result,	pStr("6"))
		result = pChoice(result,	pStr("7"))
		result = pChoice(result,	pStr("8"))
		result = pChoice(result,	pStr("9"))
	End If
	pDecDigit = result
End Function

Function pHexDigit()
	Static result As Parser	' an uninitialized instance of Parser at first
	If result.tp = "" Then
		result = pChoice(pDecDigit,	pChoice(pStr("A"), pStr("a")))
		result = pChoice(result,	pChoice(pStr("B"), pStr("b")))
		result = pChoice(result,	pChoice(pStr("C"), pStr("c")))
		result = pChoice(result,	pChoice(pStr("D"), pStr("d")))
		result = pChoice(result,	pChoice(pStr("E"), pStr("e")))
		result = pChoice(result,	pChoice(pStr("F"), pStr("f")))
	End If
	pHexDigit = result
End Function

Function pHexNum()
	Static result As Object
	If isNull(result) Then
		'compose(plus, mul 16)
		Set result = pSeq(Array(pMany1(pHexDigit)), apply("foldl1", lookupFn("concat"), 0)
		Set result = pSeq(Array(result), "readHex")
	End If
	pHexNum = result
End Function

Function pHexLit()
	Static result As Parser	' an uninitialized instance of Parser at first
	If result.tp = "" Then
		result = pSeq(Array(pStr("0x"), pHexNum), "sndArg")
	End If
	pHexLit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result = Array(fResult, nxtPos)	' DO NOT reuse result!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Global refute_parses_pass As Object

Function test_Parser()
	Dim tm As Date, tmSecs As Long, aPerSec As Integer
	tm = TimeValue(Time)
	
	Dim aCount As Integer
	aCount = assertionCount
	
	Dim failure As String
	failure = toString(parseFailure)
	refute_parses_pass = assertEqual(failure, failure)
	
	test_Parser_fail()
	test_Parser_item()
	test_Parser_return()
	test_Parser_str()
	test_Parser_choice()
	test_Parser_zeroOrOne()
' 0 sec for 254 ~&gt; &gt;254 aPerSec
	test_Parser_white()
	test_Parser_binDigit()
' 0 sec for 303 ~&gt; 303 aPerSec
	test_Parser_decDigit()
' 1 sec for 340 ~&gt; 340 aPerSec
	test_Parser_hexDigit()
' 2 sec for 389 ~&gt; 195 aPerSec
	test_Parser_manyRev()
	test_Parser_many()
' 4 sec for 521 ~&gt; 130 aPerSec
	test_Parser_many1Rev()
	test_Parser_many1()
' 5 sec for 613 ~&gt; 123 aPerSec
	test_Parser_seq()
' 6 sec for 683 ~&gt; 114 aPerSec
	test_Parser_hexNum()
' 8 sec for 762 ~&gt; 95 aPerSec
	test_Parser_hexLit()
' 12 sec for 864 ~&gt; 72 aPerSec
Goto end_of_Parser_tests
end_of_Parser_tests:	
	aCount = assertionCount - aCount
	tm = TimeValue(Time) - tm
	tmSecs = Second(tm) + 60 * (Minute(tm) + 60 * Hour(tm))
	If (tmSecs = 0) Then
		aPerSec = aCount
	Else
		aPerSec = aCount/tmSecs
	End If
	MsgBox(TimeSerial(Hour(tm), Minute(tm), Second(tm)) &amp; "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item()
	refute_parses(pItem, "").x
	assert_parses(pItem, " ",		" ", 2).x
	assert_parses(pItem, "a",		"a", 2).x
	assert_parses(pItem, "1",		"1", 2).x
	assert_parses(pItem, "[]",		"[", 2).x
	assert_parses(pItem, "abcd",		"a", 2).x
	assert_parses(pItem, chr(13),	chr(13), 2).x
End Function

Function test_Parser_return()
	Dim p As Parser
	Dim expected As Variant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A", 2).x
	assert_parses(p, "asadf",	"a", 2).x
	assert_parses(p, "Bsadf",	"B", 2).x
	assert_parses(p, "bsadf",	"b", 2).x
	assert_parses(p, "Csadf",	"C", 2).x
	assert_parses(p, "csadf",	"c", 2).x
	assert_parses(p, "Dsadf",	"D", 2).x
	assert_parses(p, "dsadf",	"d", 2).x
	assert_parses(p, "Esadf",	"E", 2).x
	assert_parses(p, "esadf",	"e", 2).x
	assert_parses(p, "Fsadf",	"F", 2).x
	assert_parses(p, "fsadf",	"f",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